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2-06T10:39:52.6">
            <text:p>2020/2/6 10:3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6T10:39:52.76">
            <text:p>2020/2/6 10:3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24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51)">
            <text:p>sn(15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5]);&quot;)&quot;)" office:value-type="string" office:string-value="sn(23)">
            <text:p>sn(2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/>
          <table:table-cell table:style-name="ce60" office:value-type="string">
            <text:p>sn(19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1">
            <text:p>21</text:p>
          </table:table-cell>
          <table:table-cell table:style-name="ce64" office:value-type="string">
            <text:p>fs</text:p>
          </table:table-cell>
          <table:table-cell table:style-name="ce66" table:formula="of:=COUNTIF(range_genre;[.M11])+[.S11]" office:value-type="float" office:value="14">
            <text:p>14</text:p>
          </table:table-cell>
          <table:table-cell table:style-name="ce46" office:value-type="string">
            <text:p>fs</text:p>
          </table:table-cell>
          <table:table-cell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2">
            <text:p>22</text:p>
          </table:table-cell>
          <table:table-cell table:style-name="ce64" office:value-type="string">
            <text:p>practice</text:p>
          </table:table-cell>
          <table:table-cell table:style-name="ce66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;[.M17])+[.S17]" office:value-type="float" office:value="4">
            <text:p>4</text:p>
          </table:table-cell>
          <table:table-cell table:style-name="ce46" office:value-type="string">
            <text:p>rs</text:p>
          </table:table-cell>
          <table:table-cell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2T11:32:14.25">
            <text:p>2019/12/22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3">
            <text:p>23</text:p>
          </table:table-cell>
          <table:table-cell table:style-name="ce64" office:value-type="string">
            <text:p>task</text:p>
          </table:table-cell>
          <table:table-cell table:style-name="ce66" table:formula="of:=COUNTIF(range_genre;[.M24])+[.S24]" office:value-type="float" office:value="1">
            <text:p>1</text:p>
          </table:table-cell>
          <table:table-cell table:style-name="ce46" office:value-type="string">
            <text:p>task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⑤,score~,t.8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6">
            <text:p>13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,score+,t.80</text:p>
          </table:table-cell>
          <table:table-cell table:style-name="ce49" office:value-type="string">
            <text:p>2020-01-29_19-09-49_000.jpg</text:p>
          </table:table-cell>
          <table:table-cell table:number-columns-repeated="2"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5">
            <text:p>14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-2,score+,t.60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,score~,memo=2020-0126</text:p>
          </table:table-cell>
          <table:table-cell table:style-name="ce49" office:value-type="string">
            <text:p>2020-01-28_18-31-3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9">
            <text:p>13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④;⑥,score-compi,score~,ch.~,t.90</text:p>
          </table:table-cell>
          <table:table-cell table:style-name="ce49" office:value-type="string">
            <text:p>2020-01-30_19-01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8">
            <text:p>14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??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mov-file=~,mov-loc=~,block=B,k.~,score+</text:p>
          </table:table-cell>
          <table:table-cell table:style-name="ce49" office:value-type="string">
            <text:p>2020-02-04_19-01-40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7" office:value-type="date" office:date-value="2020-02-05T11:19:25.33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;D,file-id=39021,t.6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5">
            <text:p>13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.n,score+,ch.D,t.60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patt-4(1).n,score+,ch.A,t.~,R=1</text:p>
          </table:table-cell>
          <table:table-cell table:style-name="ce49" office:value-type="string">
            <text:p>2020-01-31_19-00-26_000.mov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1">
            <text:p>14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D,t.60,score~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6">
            <text:p>14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k.~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4">
            <text:p>13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8">
            <text:p>13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theme=concept,score+,k.A</text:p>
          </table:table-cell>
          <table:table-cell table:style-name="ce49" office:value-type="string">
            <text:p>2020-01-30_19-01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0">
            <text:p>15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ch.D,mov-file=~,mov-loc=~,block=B,patt-??.n,k.~,score+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6T10:39:39">
            <text:p>2020/2/6 10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1">
            <text:p>15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ch.D,mov-file=~,mov-loc=~,block=C.n,patt-??.n,k.~,score+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2-06T10:39:39">
            <text:p>2020/2/6 10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9T14:42:23.03">
            <text:p>2019/12/29 14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1" office:value-type="string">
            <text:p>-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18T08:56:00.6">
            <text:p>2020/1/1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7">
            <text:p>137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2020-0127-1,score+,R=~ / N+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2">
            <text:p>14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~,t.90;100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research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7">
            <text:p>14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block=A,score+,k.A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3">
            <text:p>14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~,t.~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task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9">
            <text:p>14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mov-file=~,cake-id=37173,mov-loc=~,block=B,k.A7+4+5;A6+3+4;A9+3,score+</text:p>
          </table:table-cell>
          <table:table-cell table:style-name="ce49" office:value-type="string">
            <text:p>2020-02-04_19-01-4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2-05T11:19:25.33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6T10:39:51.11">
            <text:p>2020/2/6 10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80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81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82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83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184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85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8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8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19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21.816cm" draw:caption-point-x="-1.353cm" draw:caption-point-y="2.47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10];6;2)" office:value-type="string" office:string-value="09">
            <text:p>09</text:p>
          </table:table-cell>
          <table:table-cell table:formula="of:=MID([.F210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10];[.I210];&quot;-&quot;;LEFT([.G2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6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51)">
            <text:p>sn(15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8" office:value-type="float" office:value="1">
            <text:p>1</text:p>
          </table:table-cell>
          <table:table-cell table:style-name="ce70"/>
          <table:table-cell table:style-name="ce71" office:value-type="string">
            <text:p>s-4</text:p>
          </table:table-cell>
          <table:table-cell table:style-name="ce72" office:value-type="string">
            <text:p>1</text:p>
          </table:table-cell>
          <table:table-cell table:style-name="ce70" office:value-type="string">
            <text:p>s.1:patt-2,k.E</text:p>
          </table:table-cell>
          <table:table-cell table:style-name="ce74" office:value-type="string">
            <text:p>2019-10-05_18-41-36_000.jpg</text:p>
          </table:table-cell>
          <table:table-cell table:style-name="ce69"/>
          <table:table-cell table:style-name="ce70"/>
          <table:table-cell table:style-name="ce75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8" office:value-type="float" office:value="2">
            <text:p>2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1</text:p>
          </table:table-cell>
          <table:table-cell table:style-name="ce70" office:value-type="string">
            <text:p>s.1:opening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8" office:value-type="float" office:value="3">
            <text:p>3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2</text:p>
          </table:table-cell>
          <table:table-cell table:style-name="ce70" office:value-type="string">
            <text:p>patt-2,静か,t.70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69"/>
          <table:table-cell table:style-name="ce71" office:value-type="string">
            <text:p>s-4</text:p>
          </table:table-cell>
          <table:table-cell table:style-name="ce73" office:value-type="string">
            <text:p>2,3</text:p>
          </table:table-cell>
          <table:table-cell table:style-name="ce70" office:value-type="string">
            <text:p>:m music / log / gt / memos-eigen / s-4 / p.1 || s.1:score,patt-2,k.E || s.2:score,patt-3 || s.3:score,patt-4</text:p>
          </table:table-cell>
          <table:table-cell table:style-name="ce74" office:value-type="string">
            <text:p>2019-10-07_16-34-53_000.jpg</text:p>
          </table:table-cell>
          <table:table-cell table:style-name="ce69"/>
          <table:table-cell table:style-name="ce70"/>
          <table:table-cell table:style-name="ce75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4" table:number-columns-repeated="2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6T10:39:53.32">
            <text:p>2020/2/6 10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74cm" draw:caption-point-x="-1.353cm" draw:caption-point-y="2.27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7"/>
          <table:table-cell table:style-name="ce78"/>
          <table:table-cell table:style-name="ce80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6" office:value-type="float" office:value="2">
            <text:p>2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6" office:value-type="float" office:value="3">
            <text:p>3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 table:number-columns-repeated="2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8" table:number-columns-repeated="2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 table:number-columns-repeated="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3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6T10:39:53.48">
            <text:p>2020/2/6 10:3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88" table:formula="of:=CONCATENATE(&quot;sn(&quot;;MAX(range_sn__kb);&quot;)&quot;)" office:value-type="string" office:string-value="sn(57)">
            <text:p>sn(57)</text:p>
          </table:table-cell>
          <table:table-cell table:style-name="ce88" office:value-type="string">
            <text:p>session num</text:p>
          </table:table-cell>
          <table:table-cell table:style-name="ce88" office:value-type="string">
            <text:p>code</text:p>
          </table:table-cell>
          <table:table-cell table:style-name="ce88" office:value-type="string">
            <text:p>type</text:p>
          </table:table-cell>
          <table:table-cell table:style-name="ce88" office:value-type="string">
            <text:p>memos</text:p>
          </table:table-cell>
          <table:table-cell table:style-name="ce88" office:value-type="string">
            <text:p>file</text:p>
          </table:table-cell>
          <table:table-cell table:style-name="ce88" office:value-type="string">
            <text:p>genre</text:p>
          </table:table-cell>
          <table:table-cell table:style-name="ce88" office:value-type="string">
            <text:p>R=</text:p>
          </table:table-cell>
          <table:table-cell table:style-name="ce88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2]);&quot;)&quot;)" office:value-type="string" office:string-value="sn(20)">
            <text:p>sn(20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9" office:value-type="float" office:value="8">
            <text:p>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arpeggio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9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c.p.-1</text:p>
          </table:table-cell>
          <table:table-cell table:style-name="ce93"/>
          <table:table-cell table:style-name="ce95" office:value-type="string">
            <text:p>(2),chords=C△-D△-E7 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9" office:value-type="float" office:value="34">
            <text:p>3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.n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9" office:value-type="float" office:value="29">
            <text:p>2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ch.C=patt-1,ch.D=patt-1,t.70,k.C,memo+</text:p>
          </table:table-cell>
          <table:table-cell table:style-name="ce98"/>
          <table:table-cell table:style-name="ce98" office:value-type="string">
            <text:p>-</text:p>
          </table:table-cell>
          <table:table-cell table:style-name="ce98" office:value-type="string">
            <text:p>1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9" office:value-type="float" office:value="32">
            <text:p>3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7" office:value-type="string">
            <text:p>em=patt-1;p1</text:p>
          </table:table-cell>
          <table:table-cell table:style-name="ce92"/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9" office:value-type="float" office:value="10">
            <text:p>1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7" office:value-type="string">
            <text:p>,var,chord=D,memo+</text:p>
          </table:table-cell>
          <table:table-cell table:style-name="ce92" office:value-type="string">
            <text:p>2019-09-30_17-28-22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9" office:value-type="float" office:value="25">
            <text:p>2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1;chord=D△-&gt;pattern-1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9" office:value-type="float" office:value="26">
            <text:p>2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2;chord=D△-&gt;pattern-2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/>
          <table:table-cell table:style-name="ce95" office:value-type="string">
            <text:p>(1),k.C,cp=c.p.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9" office:value-type="float" office:value="33">
            <text:p>3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9" office:value-type="float" office:value="35">
            <text:p>3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9" office:value-type="float" office:value="36">
            <text:p>3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9" office:value-type="float" office:value="37">
            <text:p>3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B-melody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38">
            <text:p>3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26T11:37:25.6">
            <text:p>2019/11/26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9" office:value-type="float" office:value="40">
            <text:p>4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9" office:value-type="float" office:value="39">
            <text:p>3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26T11:38:10.28">
            <text:p>2019/11/26 11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41">
            <text:p>4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90" office:value-type="float" office:value="51">
            <text:p>5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5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patt-1(1).n,t.70,k.C,theme=cp~1-step-up-down;LH-movement,R=2,patt-1(1)-2.n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,3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90" office:value-type="float" office:value="52">
            <text:p>5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1(2),orig=fs-1:1224-1,sn=1225-1(f-16),score~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90" office:value-type="float" office:value="53">
            <text:p>5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,score+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54">
            <text:p>5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score+,block=A,k.C;F</text:p>
          </table:table-cell>
          <table:table-cell table:style-name="ce98" office:value-type="string">
            <text:p>2020-02-03_17-26-04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4T10:43:24">
            <text:p>2020/2/4 10:4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/>
          <table:table-cell table:style-name="ce64"/>
          <table:table-cell table:style-name="ce66"/>
          <table:table-cell table:style-name="ce46"/>
          <table:table-cell table:number-columns-repeated="1006"/>
        </table:table-row>
        <table:table-row table:style-name="ro6">
          <table:table-cell table:style-name="ce89" office:value-type="float" office:value="55">
            <text:p>5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2019-1224,mov-loc=02:15~,block=B,k.~,score+</text:p>
          </table:table-cell>
          <table:table-cell table:style-name="ce98" office:value-type="string">
            <text:p>2020-02-04_18-10-2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5T11:16:53.99">
            <text:p>2020/2/5 11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6">
            <text:p>56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B,patt-??.n,k.~,score+</text:p>
          </table:table-cell>
          <table:table-cell table:style-name="ce98" office:value-type="string">
            <text:p>2020-02-05_18-38-31_000.jpg</text:p>
          </table:table-cell>
          <table:table-cell table:style-name="ce89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9" office:value-type="date" office:date-value="2020-02-06T10:35:40.17">
            <text:p>2020/2/6 10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7">
            <text:p>57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C.n,patt-~,k.~,score+</text:p>
          </table:table-cell>
          <table:table-cell table:style-name="ce98" office:value-type="string">
            <text:p>2020-02-05_18-38-31_000.jpg</text:p>
          </table:table-cell>
          <table:table-cell table:style-name="ce89" office:value-type="string">
            <text:p>-</text:p>
          </table:table-cell>
          <table:table-cell table:style-name="ce89" office:value-type="float" office:value="2">
            <text:p>2</text:p>
          </table:table-cell>
          <table:table-cell table:style-name="ce99" office:value-type="date" office:date-value="2020-02-06T10:35:40.17">
            <text:p>2020/2/6 10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5">
            <text:p>4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f-2.N,cp=1-5-6m-3m/4-1-4-5,R=1(domino),R=1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0">
            <text:p>3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eigen-memo=p.1_sec-2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1">
            <text:p>21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cp=1-5-6m-3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">
            <text:p>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7">
            <text:p>47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f-2,var,R=2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2T11:00:14.020001">
            <text:p>2019/12/22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">
            <text:p>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3"/>
          <table:table-cell table:style-name="ce95" office:value-type="string">
            <text:p>,cp=1-5-6m-3m/4-1-4-5,R=1(domino)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1v,1d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6">
            <text:p>4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</text:p>
          </table:table-cell>
          <table:table-cell table:style-name="ce95" office:value-type="string">
            <text:p>n</text:p>
          </table:table-cell>
          <table:table-cell table:style-name="ce98" office:value-type="string">
            <text:p>f-3.N,th=6th-note,R=4</text:p>
          </table:table-cell>
          <table:table-cell table:style-name="ce98" office:value-type="string">
            <text:p>2019-09-29_14-16-28_000.jpg</text:p>
          </table:table-cell>
          <table:table-cell table:style-name="ce92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0">
            <text:p>20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3">
            <text:p>13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R=3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7">
            <text:p>17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7">
            <text:p>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3</text:p>
          </table:table-cell>
          <table:table-cell table:style-name="ce93"/>
          <table:table-cell table:style-name="ce95" office:value-type="string">
            <text:p>,th=6th-note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1">
            <text:p>11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R=1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5">
            <text:p>1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9">
            <text:p>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9">
            <text:p>1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k.F#m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2">
            <text:p>12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R=2 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6">
            <text:p>16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8">
            <text:p>2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practice 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/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3">
            <text:p>23</text:p>
          </table:table-cell>
          <table:table-cell table:style-name="ce89" office:value-type="float" office:value="5">
            <text:p>5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var,time=0.00~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4">
            <text:p>14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6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4">
            <text:p>2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f-6(--&gt; f-7),practice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8">
            <text:p>18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2">
            <text:p>22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8</text:p>
          </table:table-cell>
          <table:table-cell table:style-name="ce93"/>
          <table:table-cell table:style-name="ce95" office:value-type="string">
            <text:p>,rando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7">
            <text:p>2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random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1">
            <text:p>31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genre=blues-like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">
            <text:p>3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m-1</text:p>
          </table:table-cell>
          <table:table-cell table:style-name="ce93"/>
          <table:table-cell table:style-name="ce95" office:value-type="string">
            <text:p>(3) LH.movement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memo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4">
            <text:p>44</text:p>
          </table:table-cell>
          <table:table-cell table:style-name="ce92" office:value-type="float" office:value="3">
            <text:p>3</text:p>
          </table:table-cell>
          <table:table-cell table:style-name="ce91" office:value-type="string">
            <text:p>r-1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cp=1-5-6m-3m/4-1-4-5,k.D,k.F#m,R=3</text:p>
          </table:table-cell>
          <table:table-cell table:style-name="ce98" office:value-type="string">
            <text:p>2019-09-29_14-16-28_000.jpg</text:p>
          </table:table-cell>
          <table:table-cell table:style-name="ce90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2-22T10:57:28.46">
            <text:p>2019/12/22 10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2">
            <text:p>42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6" office:value-type="string">
            <text:p>n</text:p>
          </table:table-cell>
          <table:table-cell table:style-name="ce95" office:value-type="string">
            <text:p>.n,t.80,score+,k.C</text:p>
          </table:table-cell>
          <table:table-cell table:style-name="ce98" office:value-type="string">
            <text:p>2019-12-15_17-23-52_000.jpg</text:p>
          </table:table-cell>
          <table:table-cell table:style-name="ce89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16T09:38:59.19">
            <text:p>2019/12/16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3">
            <text:p>43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n-2(1).n,n-2(2).n,n-2(3).n,t.90,score+,k.C</text:p>
          </table:table-cell>
          <table:table-cell table:style-name="ce98" office:value-type="string">
            <text:p>2019-12-19_15-20-59_000.jpg</text:p>
          </table:table-cell>
          <table:table-cell table:style-name="ce90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0T09:32:19.38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8">
            <text:p>4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t.80,score+</text:p>
          </table:table-cell>
          <table:table-cell table:style-name="ce98" office:value-type="string">
            <text:p>2019-12-20_09-11-5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0:40.73">
            <text:p>2019/12/22 11:3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9">
            <text:p>4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n-2(3).n,score+,n-2(4),src=k-1219-1:3.50,n-2(4)-2,score+,k.C</text:p>
          </table:table-cell>
          <table:table-cell table:style-name="ce98" office:value-type="string">
            <text:p>2019-12-20_18-00-07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1:16.11">
            <text:p>2019/12/22 11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50">
            <text:p>5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n-2(4)-3.n,score+,n-2(5)-1.n,score+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6">
            <text:p>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rs-1</text:p>
          </table:table-cell>
          <table:table-cell table:style-name="ce93"/>
          <table:table-cell table:style-name="ce95" office:value-type="string">
            <text:p>,cp=1-5-6m-3m/4-1-4-5,k.D,k.F#m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6T10:39:53.71">
            <text:p>2020/2/6 10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13cm" draw:caption-point-x="-1.353cm" draw:caption-point-y="2.47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51)">
            <text:p>sn(15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6T10:39:53.85">
            <text:p>2020/2/6 10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74cm" draw:caption-point-x="-1.353cm" draw:caption-point-y="2.27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I1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65" table:on-update-keep-styles="true" table:on-update-keep-size="false"/>
        <table:database-range table:name="range_genre__kb" table:target-range-address="kb.G2:kb.G70"/>
        <table:database-range table:name="range_sn" table:target-range-address="gt.A2:gt.A16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2020/02/06</text:date>, <text:time>10:39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06T10:39:52.06</dc:date>
    <dc:creator>iwabuchi ken</dc:creator>
    <meta:editing-duration>P6DT21H5M58S</meta:editing-duration>
    <meta:editing-cycles>630</meta:editing-cycles>
    <meta:generator>OpenOffice/4.1.3$Win32 OpenOffice.org_project/413m1$Build-9783</meta:generator>
    <meta:document-statistic meta:table-count="7" meta:cell-count="3932" meta:object-count="0"/>
    <meta:user-defined meta:name="sheets-banding"/>
    <meta:user-defined meta:name="sheets-original-selection"/>
  </office:meta>
</office:document-meta>
</file>